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38946" calcext:value-type="float">
            <text:p>38946</text:p>
          </table:table-cell>
          <table:table-cell office:value-type="float" office:value="51511.1" calcext:value-type="float">
            <text:p>51511.1</text:p>
          </table:table-cell>
          <table:table-cell table:formula="of:=[.A1]-[.B1]" office:value-type="float" office:value="-12565.1" calcext:value-type="float">
            <text:p>-12565.1</text:p>
          </table:table-cell>
          <table:table-cell table:formula="of:=[.C1]*[.C1]" office:value-type="float" office:value="157881738.01" calcext:value-type="float">
            <text:p>157881738.01</text:p>
          </table:table-cell>
          <table:table-cell table:number-columns-repeated="2"/>
        </table:table-row>
        <table:table-row table:style-name="ro1">
          <table:table-cell office:value-type="float" office:value="43420" calcext:value-type="float">
            <text:p>43420</text:p>
          </table:table-cell>
          <table:table-cell office:value-type="float" office:value="51511.1" calcext:value-type="float">
            <text:p>51511.1</text:p>
          </table:table-cell>
          <table:table-cell table:formula="of:=[.A2]-[.B2]" office:value-type="float" office:value="-8091.1" calcext:value-type="float">
            <text:p>-8091.1</text:p>
          </table:table-cell>
          <table:table-cell table:formula="of:=[.C2]*[.C2]" office:value-type="float" office:value="65465899.21" calcext:value-type="float">
            <text:p>65465899.21</text:p>
          </table:table-cell>
          <table:table-cell table:number-columns-repeated="2"/>
        </table:table-row>
        <table:table-row table:style-name="ro1">
          <table:table-cell office:value-type="float" office:value="49191" calcext:value-type="float">
            <text:p>49191</text:p>
          </table:table-cell>
          <table:table-cell office:value-type="float" office:value="51511.1" calcext:value-type="float">
            <text:p>51511.1</text:p>
          </table:table-cell>
          <table:table-cell table:formula="of:=[.A3]-[.B3]" office:value-type="float" office:value="-2320.1" calcext:value-type="float">
            <text:p>-2320.1</text:p>
          </table:table-cell>
          <table:table-cell table:formula="of:=[.C3]*[.C3]" office:value-type="float" office:value="5382864.00999999" calcext:value-type="float">
            <text:p>5382864.00999999</text:p>
          </table:table-cell>
          <table:table-cell table:number-columns-repeated="2"/>
        </table:table-row>
        <table:table-row table:style-name="ro1">
          <table:table-cell office:value-type="float" office:value="50430" calcext:value-type="float">
            <text:p>50430</text:p>
          </table:table-cell>
          <table:table-cell office:value-type="float" office:value="51511.1" calcext:value-type="float">
            <text:p>51511.1</text:p>
          </table:table-cell>
          <table:table-cell table:formula="of:=[.A4]-[.B4]" office:value-type="float" office:value="-1081.1" calcext:value-type="float">
            <text:p>-1081.1</text:p>
          </table:table-cell>
          <table:table-cell table:formula="of:=[.C4]*[.C4]" office:value-type="float" office:value="1168777.21" calcext:value-type="float">
            <text:p>1168777.21</text:p>
          </table:table-cell>
          <table:table-cell table:number-columns-repeated="2"/>
        </table:table-row>
        <table:table-row table:style-name="ro1">
          <table:table-cell office:value-type="float" office:value="50557" calcext:value-type="float">
            <text:p>50557</text:p>
          </table:table-cell>
          <table:table-cell office:value-type="float" office:value="51511.1" calcext:value-type="float">
            <text:p>51511.1</text:p>
          </table:table-cell>
          <table:table-cell table:formula="of:=[.A5]-[.B5]" office:value-type="float" office:value="-954.099999999999" calcext:value-type="float">
            <text:p>-954.1</text:p>
          </table:table-cell>
          <table:table-cell table:formula="of:=[.C5]*[.C5]" office:value-type="float" office:value="910306.809999997" calcext:value-type="float">
            <text:p>910306.809999997</text:p>
          </table:table-cell>
          <table:table-cell table:number-columns-repeated="2"/>
        </table:table-row>
        <table:table-row table:style-name="ro1">
          <table:table-cell office:value-type="float" office:value="52580" calcext:value-type="float">
            <text:p>52580</text:p>
          </table:table-cell>
          <table:table-cell office:value-type="float" office:value="51511.1" calcext:value-type="float">
            <text:p>51511.1</text:p>
          </table:table-cell>
          <table:table-cell table:formula="of:=[.A6]-[.B6]" office:value-type="float" office:value="1068.9" calcext:value-type="float">
            <text:p>1068.9</text:p>
          </table:table-cell>
          <table:table-cell table:formula="of:=[.C6]*[.C6]" office:value-type="float" office:value="1142547.21" calcext:value-type="float">
            <text:p>1142547.21</text:p>
          </table:table-cell>
          <table:table-cell table:number-columns-repeated="2"/>
        </table:table-row>
        <table:table-row table:style-name="ro1">
          <table:table-cell office:value-type="float" office:value="53595" calcext:value-type="float">
            <text:p>53595</text:p>
          </table:table-cell>
          <table:table-cell office:value-type="float" office:value="51511.1" calcext:value-type="float">
            <text:p>51511.1</text:p>
          </table:table-cell>
          <table:table-cell table:formula="of:=[.A7]-[.B7]" office:value-type="float" office:value="2083.9" calcext:value-type="float">
            <text:p>2083.9</text:p>
          </table:table-cell>
          <table:table-cell table:formula="of:=[.C7]*[.C7]" office:value-type="float" office:value="4342639.21000001" calcext:value-type="float">
            <text:p>4342639.21000001</text:p>
          </table:table-cell>
          <table:table-cell table:number-columns-repeated="2"/>
        </table:table-row>
        <table:table-row table:style-name="ro1">
          <table:table-cell office:value-type="float" office:value="54135" calcext:value-type="float">
            <text:p>54135</text:p>
          </table:table-cell>
          <table:table-cell office:value-type="float" office:value="51511.1" calcext:value-type="float">
            <text:p>51511.1</text:p>
          </table:table-cell>
          <table:table-cell table:formula="of:=[.A8]-[.B8]" office:value-type="float" office:value="2623.9" calcext:value-type="float">
            <text:p>2623.9</text:p>
          </table:table-cell>
          <table:table-cell table:formula="of:=[.C8]*[.C8]" office:value-type="float" office:value="6884851.21000001" calcext:value-type="float">
            <text:p>6884851.21000001</text:p>
          </table:table-cell>
          <table:table-cell table:number-columns-repeated="2"/>
        </table:table-row>
        <table:table-row table:style-name="ro1">
          <table:table-cell office:value-type="float" office:value="60181" calcext:value-type="float">
            <text:p>60181</text:p>
          </table:table-cell>
          <table:table-cell office:value-type="float" office:value="51511.1" calcext:value-type="float">
            <text:p>51511.1</text:p>
          </table:table-cell>
          <table:table-cell table:formula="of:=[.A9]-[.B9]" office:value-type="float" office:value="8669.9" calcext:value-type="float">
            <text:p>8669.9</text:p>
          </table:table-cell>
          <table:table-cell table:formula="of:=[.C9]*[.C9]" office:value-type="float" office:value="75167166.01" calcext:value-type="float">
            <text:p>75167166.01</text:p>
          </table:table-cell>
          <table:table-cell table:number-columns-repeated="2"/>
        </table:table-row>
        <table:table-row table:style-name="ro1">
          <table:table-cell office:value-type="float" office:value="62076" calcext:value-type="float">
            <text:p>62076</text:p>
          </table:table-cell>
          <table:table-cell office:value-type="float" office:value="51511.1" calcext:value-type="float">
            <text:p>51511.1</text:p>
          </table:table-cell>
          <table:table-cell table:formula="of:=[.A10]-[.B10]" office:value-type="float" office:value="10564.9" calcext:value-type="float">
            <text:p>10564.9</text:p>
          </table:table-cell>
          <table:table-cell table:formula="of:=[.C10]*[.C10]" office:value-type="float" office:value="111617112.01" calcext:value-type="float">
            <text:p>111617112.01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AVERAGE([.A1:.A10])" office:value-type="float" office:value="51511.1" calcext:value-type="float">
            <text:p>51511.1</text:p>
          </table:table-cell>
          <table:table-cell table:number-columns-repeated="2"/>
          <table:table-cell table:formula="of:=AVERAGE([.D1:.D10])" office:value-type="float" office:value="42996390.09" calcext:value-type="float">
            <text:p>42996390.09</text:p>
          </table:table-cell>
          <table:table-cell table:formula="of:=SQRT([.D12])" office:value-type="float" office:value="6557.16326546777" calcext:value-type="float">
            <text:p>6557.1632654678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.44" calcext:value-type="float">
            <text:p>19.44</text:p>
          </table:table-cell>
          <table:table-cell table:formula="of:=[.A15]-[.B15]" office:value-type="float" office:value="-4.44" calcext:value-type="float">
            <text:p>-4.44</text:p>
          </table:table-cell>
          <table:table-cell table:formula="of:=[.C15]*[.C15]" office:value-type="float" office:value="19.7136" calcext:value-type="float">
            <text:p>19.7136</text:p>
          </table:table-cell>
          <table:table-cell table:style-name="ce1" table:formula="of:=AVERAGE([.D15:.D23])" office:value-type="float" office:value="6.02471111111111" calcext:value-type="float">
            <text:p>6.0247111111</text:p>
          </table:table-cell>
          <table:table-cell table:formula="of:=SQRT([.E15])" office:value-type="float" office:value="2.45452869429369" calcext:value-type="float">
            <text:p>2.454528694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.44" calcext:value-type="float">
            <text:p>19.44</text:p>
          </table:table-cell>
          <table:table-cell table:formula="of:=[.A16]-[.B16]" office:value-type="float" office:value="-2.44" calcext:value-type="float">
            <text:p>-2.44</text:p>
          </table:table-cell>
          <table:table-cell table:formula="of:=[.C16]*[.C16]" office:value-type="float" office:value="5.95360000000001" calcext:value-type="float">
            <text:p>5.95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44" calcext:value-type="float">
            <text:p>19.44</text:p>
          </table:table-cell>
          <table:table-cell table:formula="of:=[.A17]-[.B17]" office:value-type="float" office:value="-1.44" calcext:value-type="float">
            <text:p>-1.44</text:p>
          </table:table-cell>
          <table:table-cell table:formula="of:=[.C17]*[.C17]" office:value-type="float" office:value="2.0736" calcext:value-type="float">
            <text:p>2.07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.44" calcext:value-type="float">
            <text:p>19.44</text:p>
          </table:table-cell>
          <table:table-cell table:formula="of:=[.A18]-[.B18]" office:value-type="float" office:value="-1.44" calcext:value-type="float">
            <text:p>-1.44</text:p>
          </table:table-cell>
          <table:table-cell table:formula="of:=[.C18]*[.C18]" office:value-type="float" office:value="2.0736" calcext:value-type="float">
            <text:p>2.0736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.44" calcext:value-type="float">
            <text:p>19.44</text:p>
          </table:table-cell>
          <table:table-cell table:formula="of:=[.A19]-[.B19]" office:value-type="float" office:value="0.559999999999999" calcext:value-type="float">
            <text:p>0.56</text:p>
          </table:table-cell>
          <table:table-cell table:formula="of:=[.C19]*[.C19]" office:value-type="float" office:value="0.313599999999999" calcext:value-type="float">
            <text:p>0.31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44" calcext:value-type="float">
            <text:p>19.44</text:p>
          </table:table-cell>
          <table:table-cell table:formula="of:=[.A20]-[.B20]" office:value-type="float" office:value="1.56" calcext:value-type="float">
            <text:p>1.56</text:p>
          </table:table-cell>
          <table:table-cell table:formula="of:=[.C20]*[.C20]" office:value-type="float" office:value="2.4336" calcext:value-type="float">
            <text:p>2.4336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44" calcext:value-type="float">
            <text:p>19.44</text:p>
          </table:table-cell>
          <table:table-cell table:formula="of:=[.A21]-[.B21]" office:value-type="float" office:value="1.56" calcext:value-type="float">
            <text:p>1.56</text:p>
          </table:table-cell>
          <table:table-cell table:formula="of:=[.C21]*[.C21]" office:value-type="float" office:value="2.4336" calcext:value-type="float">
            <text:p>2.43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.44" calcext:value-type="float">
            <text:p>19.44</text:p>
          </table:table-cell>
          <table:table-cell table:formula="of:=[.A22]-[.B22]" office:value-type="float" office:value="2.56" calcext:value-type="float">
            <text:p>2.56</text:p>
          </table:table-cell>
          <table:table-cell table:formula="of:=[.C22]*[.C22]" office:value-type="float" office:value="6.55359999999999" calcext:value-type="float">
            <text:p>6.5536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.44" calcext:value-type="float">
            <text:p>19.44</text:p>
          </table:table-cell>
          <table:table-cell table:formula="of:=[.A23]-[.B23]" office:value-type="float" office:value="3.56" calcext:value-type="float">
            <text:p>3.56</text:p>
          </table:table-cell>
          <table:table-cell table:formula="of:=[.C23]*[.C23]" office:value-type="float" office:value="12.6736" calcext:value-type="float">
            <text:p>12.6736</text:p>
          </table:table-cell>
          <table:table-cell table:number-columns-repeated="2"/>
        </table:table-row>
        <table:table-row table:style-name="ro1">
          <table:table-cell table:style-name="ce1" table:formula="of:=AVERAGE([.A15:.A23])" office:value-type="float" office:value="19.4444444444444" calcext:value-type="float">
            <text:p>19.444444444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formula="of:=[.A24]+[.F15]" office:value-type="float" office:value="21.8989731387381" calcext:value-type="float">
            <text:p>21.8989731387</text:p>
          </table:table-cell>
          <table:table-cell table:formula="of:=[.A24]-[.F15]" office:value-type="float" office:value="16.9899157501507" calcext:value-type="float">
            <text:p>16.9899157502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([.A29]-[.B29])/[.C29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formula="of:=([.A30]-[.B30])/[.C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([.A31]-[.B31])/[.C31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([.A32]-[.B32])/[.C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122" calcext:value-type="float">
            <text:p>122</text:p>
          </table:table-cell>
          <table:table-cell office:value-type="float" office:value="4.8" calcext:value-type="float">
            <text:p>4.8</text:p>
          </table:table-cell>
          <table:table-cell table:formula="of:=([.A33]-[.B33])/[.C33]" office:value-type="float" office:value="-21.0625" calcext:value-type="float">
            <text:p>-21.0625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formula="of:=([.A34]-[.B34])/[.C34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-1.08" calcext:value-type="float">
            <text:p>-1.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.575" calcext:value-type="float">
            <text:p>2.5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53" calcext:value-type="float">
            <text:p>0.53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A48]-[.B48]" office:value-type="float" office:value="-1.5" calcext:value-type="float">
            <text:p>-1.5</text:p>
          </table:table-cell>
          <table:table-cell table:formula="of:=[.C48]*[.C48]" office:value-type="float" office:value="2.25" calcext:value-type="float">
            <text:p>2.25</text:p>
          </table:table-cell>
          <table:table-cell table:formula="of:=AVERAGE([.D48:.D51])" office:value-type="float" office:value="1.25" calcext:value-type="float">
            <text:p>1.25</text:p>
          </table:table-cell>
          <table:table-cell table:formula="of:=SQRT([.E48])" office:value-type="float" office:value="1.1180339887499" calcext:value-type="float">
            <text:p>1.1180339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formula="of:=[.A49]-[.B49]" office:value-type="float" office:value="-0.5" calcext:value-type="float">
            <text:p>-0.5</text:p>
          </table:table-cell>
          <table:table-cell table:formula="of:=[.C49]*[.C49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table:formula="of:=[.A50]-[.B50]" office:value-type="float" office:value="0.5" calcext:value-type="float">
            <text:p>0.5</text:p>
          </table:table-cell>
          <table:table-cell table:formula="of:=[.C50]*[.C5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table:formula="of:=[.A51]-[.B51]" office:value-type="float" office:value="1.5" calcext:value-type="float">
            <text:p>1.5</text:p>
          </table:table-cell>
          <table:table-cell table:formula="of:=[.C51]*[.C51]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A53:.A68])" office:value-type="float" office:value="2.5" calcext:value-type="float">
            <text:p>2.5</text:p>
          </table:table-cell>
          <table:table-cell table:formula="of:=[.A53]-2.5" office:value-type="float" office:value="-1.5" calcext:value-type="float">
            <text:p>-1.5</text:p>
          </table:table-cell>
          <table:table-cell table:formula="of:=[.C53]*[.C53]" office:value-type="float" office:value="2.25" calcext:value-type="float">
            <text:p>2.25</text:p>
          </table:table-cell>
          <table:table-cell table:formula="of:=AVERAGE([.D53:.D68])" office:value-type="float" office:value="0.625" calcext:value-type="float">
            <text:p>0.625</text:p>
          </table:table-cell>
          <table:table-cell table:formula="of:=SQRT([.E53])" office:value-type="float" office:value="0.790569415042095" calcext:value-type="float">
            <text:p>0.79056941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table:formula="of:=[.A54]-2.5" office:value-type="float" office:value="-1" calcext:value-type="float">
            <text:p>-1</text:p>
          </table:table-cell>
          <table:table-cell table:formula="of:=[.C54]*[.C5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5]-2.5" office:value-type="float" office:value="-0.5" calcext:value-type="float">
            <text:p>-0.5</text:p>
          </table:table-cell>
          <table:table-cell table:formula="of:=[.C55]*[.C55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[.A56]-2.5" office:value-type="float" office:value="0" calcext:value-type="float">
            <text:p>0</text:p>
          </table:table-cell>
          <table:table-cell table:formula="of:=[.C56]*[.C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/>
          <table:table-cell table:formula="of:=[.A57]-2.5" office:value-type="float" office:value="-1" calcext:value-type="float">
            <text:p>-1</text:p>
          </table:table-cell>
          <table:table-cell table:formula="of:=[.C57]*[.C5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58]-2.5" office:value-type="float" office:value="-0.5" calcext:value-type="float">
            <text:p>-0.5</text:p>
          </table:table-cell>
          <table:table-cell table:formula="of:=[.C58]*[.C58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[.A59]-2.5" office:value-type="float" office:value="0" calcext:value-type="float">
            <text:p>0</text:p>
          </table:table-cell>
          <table:table-cell table:formula="of:=[.C59]*[.C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60]-2.5" office:value-type="float" office:value="0.5" calcext:value-type="float">
            <text:p>0.5</text:p>
          </table:table-cell>
          <table:table-cell table:formula="of:=[.C60]*[.C60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A61]-2.5" office:value-type="float" office:value="-0.5" calcext:value-type="float">
            <text:p>-0.5</text:p>
          </table:table-cell>
          <table:table-cell table:formula="of:=[.C61]*[.C61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[.A62]-2.5" office:value-type="float" office:value="0" calcext:value-type="float">
            <text:p>0</text:p>
          </table:table-cell>
          <table:table-cell table:formula="of:=[.C62]*[.C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63]-2.5" office:value-type="float" office:value="0.5" calcext:value-type="float">
            <text:p>0.5</text:p>
          </table:table-cell>
          <table:table-cell table:formula="of:=[.C63]*[.C63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table:formula="of:=[.A64]-2.5" office:value-type="float" office:value="1" calcext:value-type="float">
            <text:p>1</text:p>
          </table:table-cell>
          <table:table-cell table:formula="of:=[.C64]*[.C6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/>
          <table:table-cell table:formula="of:=[.A65]-2.5" office:value-type="float" office:value="0" calcext:value-type="float">
            <text:p>0</text:p>
          </table:table-cell>
          <table:table-cell table:formula="of:=[.C65]*[.C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A66]-2.5" office:value-type="float" office:value="0.5" calcext:value-type="float">
            <text:p>0.5</text:p>
          </table:table-cell>
          <table:table-cell table:formula="of:=[.C66]*[.C66]" office:value-type="float" office:value="0.25" calcext:value-type="float">
            <text:p>0.25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/>
          <table:table-cell table:formula="of:=[.A67]-2.5" office:value-type="float" office:value="1" calcext:value-type="float">
            <text:p>1</text:p>
          </table:table-cell>
          <table:table-cell table:formula="of:=[.C67]*[.C6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A68]-2.5" office:value-type="float" office:value="1.5" calcext:value-type="float">
            <text:p>1.5</text:p>
          </table:table-cell>
          <table:table-cell table:formula="of:=[.C68]*[.C68]" office:value-type="float" office:value="2.25" calcext:value-type="float">
            <text:p>2.2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formula="of:=SQRT(16)" office:value-type="float" office:value="4" calcext:value-type="float">
            <text:p>4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5:Sheet1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4">00/00/0000</text:date>, <text:time style:data-style-name="N2" text:time-value="11:03:36.8584369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2T10:48:47.275404787</meta:creation-date>
    <meta:generator>LibreOffice/5.1.6.2$Linux_X86_64 LibreOffice_project/10m0$Build-2</meta:generator>
    <dc:date>2017-11-24T17:53:24.402354396</dc:date>
    <meta:editing-duration>PT2H6M3S</meta:editing-duration>
    <meta:editing-cycles>4</meta:editing-cycles>
    <meta:document-statistic meta:table-count="1" meta:cell-count="193" meta:object-count="0"/>
  </office:meta>
</office:document-meta>
</file>